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8" style:display-name="1._Installatie_voorbereiden.8" style:family="table-row">
      <style:table-row-properties style:min-row-height="0.423cm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Standard">
      <style:text-properties officeooo:paragraph-rsid="102506d2"/>
    </style:style>
    <style:style style:name="P45" style:family="paragraph" style:parent-style-name="Standard">
      <style:text-properties officeooo:paragraph-rsid="1025e89a"/>
    </style:style>
    <style:style style:name="P46" style:family="paragraph" style:parent-style-name="Footnote">
      <style:text-properties officeooo:paragraph-rsid="100fd683"/>
    </style:style>
    <style:style style:name="P47" style:family="paragraph" style:parent-style-name="Standard">
      <style:text-properties officeooo:paragraph-rsid="10296633"/>
    </style:style>
    <style:style style:name="P48" style:family="paragraph" style:parent-style-name="Standard">
      <style:text-properties officeooo:paragraph-rsid="1042c12e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Footnote">
      <style:text-properties officeooo:paragraph-rsid="1056c877"/>
    </style:style>
    <style:style style:name="P52" style:family="paragraph" style:parent-style-name="Footnote">
      <style:text-properties officeooo:paragraph-rsid="0fa0a8ea"/>
    </style:style>
    <style:style style:name="P53" style:family="paragraph" style:parent-style-name="Standard">
      <style:text-properties officeooo:paragraph-rsid="1009cb98"/>
    </style:style>
    <style:style style:name="P54" style:family="paragraph" style:parent-style-name="Standard">
      <style:text-properties officeooo:paragraph-rsid="105b24ff"/>
    </style:style>
    <style:style style:name="P55" style:family="paragraph" style:parent-style-name="Standard">
      <style:text-properties officeooo:paragraph-rsid="0c819a59"/>
    </style:style>
    <style:style style:name="P56" style:family="paragraph" style:parent-style-name="Standard">
      <style:text-properties officeooo:paragraph-rsid="0c8364eb"/>
    </style:style>
    <style:style style:name="P57" style:family="paragraph" style:parent-style-name="Standard">
      <style:text-properties officeooo:paragraph-rsid="0ddfbc49"/>
    </style:style>
    <style:style style:name="P58" style:family="paragraph" style:parent-style-name="Standard">
      <style:text-properties officeooo:paragraph-rsid="105e8f0b"/>
    </style:style>
    <style:style style:name="P59" style:family="paragraph" style:parent-style-name="Standard">
      <style:text-properties officeooo:paragraph-rsid="0a0f8417"/>
    </style:style>
    <style:style style:name="P6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61" style:family="paragraph" style:parent-style-name="Standard">
      <style:text-properties officeooo:paragraph-rsid="1044b2e0"/>
    </style:style>
    <style:style style:name="P6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4" style:family="paragraph" style:parent-style-name="Standard" style:list-style-name="L1">
      <style:paragraph-properties fo:break-before="page"/>
      <style:text-properties officeooo:paragraph-rsid="0b0ddd8e"/>
    </style:style>
    <style:style style:name="P6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7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8" style:family="text">
      <style:text-properties fo:color="#000000" loext:opacity="100%" style:font-name="Liberation Sans" fo:font-size="12pt" style:font-size-asian="12pt" style:font-size-complex="12pt"/>
    </style:style>
    <style:style style:name="T12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officeooo:rsid="0f2e8f46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54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5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3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79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0" style:family="text">
      <style:text-properties officeooo:rsid="04473353"/>
    </style:style>
    <style:style style:name="T1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officeooo:rsid="0aace3cd"/>
    </style:style>
    <style:style style:name="T18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185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9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0" style:family="text">
      <style:text-properties officeooo:rsid="0f95a7a0"/>
    </style:style>
    <style:style style:name="T201" style:family="text">
      <style:text-properties officeooo:rsid="0f8f58bd"/>
    </style:style>
    <style:style style:name="T202" style:family="text">
      <style:text-properties style:text-underline-style="none" officeooo:rsid="0f0ca65a" style:font-style-asian="italic" style:font-size-complex="12pt" style:font-style-complex="italic"/>
    </style:style>
    <style:style style:name="T203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62"><text:span text:style-name="T112">C</text:span><text:span text:style-name="T111">hecklist voor </text:span><text:span text:style-name="T113">de installatie</text:span><text:span text:style-name="T111"> van </text:span><text:span text:style-name="T111"><text:user-field-get text:name="Distro">Ubuntu</text:user-field-get></text:span><text:span text:style-name="T111"><text:s/></text:span><text:span text:style-name="T115">Server</text:span><text:span text:style-name="T114">.</text:span></text:p>
      <text:p text:style-name="P53"/>
      <text:p text:style-name="P53"/>
      <text:p text:style-name="P49">Vul het tekstvak achter &lt;...&gt; in</text:p>
      <text:p text:style-name="P4"><text:span text:style-name="T20">&lt;</text:span><text:span text:style-name="T174">g</text:span><text:span text:style-name="T8">ebruiker</text:span><text:span text:style-name="T20">&gt;</text:span><text:span text:style-name="T165"><text:tab/><text:tab/></text:span><text:span text:style-name="T178"> <text:tab/><text:tab/></text:span><text:span text:style-name="T166"><draw:control text:anchor-type="as-char" svg:y="-0.4cm" draw:z-index="10" draw:name="Gebruiker 1" draw:style-name="gr2" draw:text-style-name="P70" svg:width="6.002cm" svg:height="0.5cm" draw:control="control9"><svg:title>Gebruiker</svg:title><svg:desc>Volledige naam, bijv. Jan Stek</svg:desc></draw:control></text:span><text:span text:style-name="T166"><text:tab/></text:span><text:span text:style-name="T167">b</text:span><text:span text:style-name="T193">ijv.</text:span><text:span text:style-name="T168"> </text:span><text:span text:style-name="T170">Karel Zimmer</text:span></text:p>
      <text:p text:style-name="P48"><text:span text:style-name="T8">&lt;</text:span><text:span text:style-name="T172">g</text:span><text:span text:style-name="T9">ebruikersnaam&gt;<text:tab/></text:span><text:span text:style-name="T171"><draw:control text:anchor-type="as-char" svg:y="-0.4cm" draw:z-index="11" draw:name="Gberuikersnaam 2" draw:style-name="gr2" draw:text-style-name="P70" svg:width="6.002cm" svg:height="0.5cm" draw:control="control10"><svg:title>Gebruikersnaam</svg:title><svg:desc>Korte naam, bijv. jan</svg:desc></draw:control></text:span><text:span text:style-name="T171"><text:tab/></text:span><text:span text:style-name="T173">b</text:span><text:span text:style-name="T196">ijv.</text:span><text:span text:style-name="T4"> </text:span><text:span text:style-name="T126">karel</text:span></text:p>
      <text:p text:style-name="P2"><text:span text:style-name="T8">&lt;</text:span><text:span text:style-name="T12">comput</text:span><text:span text:style-name="T13">ernaam&gt;</text:span><text:span text:style-name="T175"><text:tab/><text:tab/></text:span><text:span text:style-name="T9"><draw:control text:anchor-type="as-char" svg:y="-0.4cm" draw:z-index="12" draw:name="Computernaam 1" draw:style-name="gr2" draw:text-style-name="P70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195">ijv.</text:span><text:span text:style-name="T158"> </text:span><text:span text:style-name="T162">sv</text:span><text:span text:style-name="T163">0</text:span><text:span text:style-name="T164">1</text:span></text:p>
      <text:p text:style-name="P4"><text:span text:style-name="T20">&lt;</text:span><text:span text:style-name="T174">g</text:span><text:span text:style-name="T8">ebruiker</text:span><text:span text:style-name="T157">&gt;<text:tab/></text:span><text:span text:style-name="T159"><text:tab/></text:span><text:span text:style-name="T178"> <text:tab/><text:tab/></text:span><text:span text:style-name="T166"><draw:control text:anchor-type="as-char" svg:y="-0.4cm" draw:z-index="13" draw:name="Gebruiker 2" draw:style-name="gr2" draw:text-style-name="P70" svg:width="6.002cm" svg:height="0.5cm" draw:control="control12"><svg:title>Gebruiker</svg:title><svg:desc>Volledige naam, bijv. Jan Stek</svg:desc></draw:control></text:span><text:span text:style-name="T166"><text:tab/></text:span><text:span text:style-name="T167">e</text:span><text:span text:style-name="T194">vt.</text:span><text:span text:style-name="T169"> extra gebruikers</text:span></text:p>
      <text:p text:style-name="P54"><text:span text:style-name="T20">&lt;</text:span><text:span text:style-name="T174">g</text:span><text:span text:style-name="T8">ebruikersnaam</text:span><text:span text:style-name="T157">&gt;<text:tab/></text:span><text:span text:style-name="T171"><draw:control text:anchor-type="as-char" svg:y="-0.4cm" draw:z-index="14" draw:name="Gberuikersnaam 1" draw:style-name="gr2" draw:text-style-name="P70" svg:width="6.002cm" svg:height="0.5cm" draw:control="control13"><svg:title>Gebruikersnaam</svg:title><svg:desc>Korte naam, bijv. jan</svg:desc></draw:control></text:span><text:span text:style-name="T171"><text:tab/></text:span><text:span text:style-name="T173">e</text:span><text:span text:style-name="T197">vt.</text:span><text:span text:style-name="T160"> </text:span><text:span text:style-name="T161">extra gebruikers</text:span></text:p>
      <text:p text:style-name="P50"><text:span text:style-name="T203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08">Nog niet op Linux?</text:span></text:span><text:span text:style-name="T120"><text:tab/></text:span><text:span text:style-name="T122">G</text:span><text:span text:style-name="T121">ebruik </text:span><text:span text:style-name="Strong_20_Emphasis"><text:span text:style-name="T124">Checklist </text:span></text:span><text:span text:style-name="Strong_20_Emphasis"><text:span text:style-name="T125">overzetten</text:span></text:span><text:span text:style-name="T121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18">.</text:span></text:p>
      <text:p text:style-name="P1"><text:span text:style-name="Strong_20_Emphasis"><text:span text:style-name="T109">Nieuwe installatie?</text:span></text:span><text:span text:style-name="T118"><text:tab/></text:span><text:span text:style-name="T122">B</text:span><text:span text:style-name="T118">egin bij hoofdstuk </text:span><text:span text:style-name="Strong_20_Emphasis"><text:span text:style-name="T109"><text:bookmark-ref text:reference-format="page" text:ref-name="__RefNumPara__4009_1271708128">2</text:bookmark-ref></text:span></text:span><text:span text:style-name="Strong_20_Emphasis"><text:span text:style-name="T109"><text:s text:c="2"/></text:span></text:span><text:span text:style-name="Strong_20_Emphasis"><text:span text:style-name="T110"><text:bookmark-ref text:reference-format="text" text:ref-name="__RefNumPara__4009_1271708128">Installatie uitvoeren</text:bookmark-ref></text:span></text:span><text:span text:style-name="T119">.</text:span></text:p>
      <text:p text:style-name="P17"/>
      <text:p text:style-name="P17"/>
      <text:list text:style-name="L1">
        <text:list-item>
          <text:p text:style-name="P65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5" draw:name="Vorm3_0" draw:style-name="gr1" draw:text-style-name="P6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8" draw:name="Vorm3_ 2" draw:style-name="gr1" draw:text-style-name="P6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76">g</text:span><text:span text:style-name="T6">ebruiker</text:span><text:span text:style-name="T21">&gt;</text:span><text:span text:style-name="T7"><text:note text:id="ftn1" text:note-class="footnote"><text:note-citation>1</text:note-citation><text:note-body><text:p text:style-name="P31"><text:span text:style-name="T58">E</text:span><text:span text:style-name="T69">v</text:span><text:span text:style-name="T70">en</text:span><text:span text:style-name="T72">t</text:span><text:span text:style-name="T73">uele </text:span><text:span text:style-name="T74">extra </text:span><text:span text:style-name="T198">gebruiker</text:span><text:span text:style-name="T68">s</text:span><text:span text:style-name="T74"> aanmelden </text:span><text:span text:style-name="T75">en dezelfde stappen uitvoeren</text:span><text:span text:style-name="T71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5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5" draw:name="Vorm 3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60"><text:span text:style-name="T2">Typ</text:span><text:span text:style-name="T39"> de </text:span><text:span text:style-name="T41">volgende </text:span><text:span text:style-name="T42">twee </text:span><text:span text:style-name="T39">opdrachten</text:span><text:span text:style-name="T31">: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61"><text:span text:style-name="User_20_Entry"><text:span text:style-name="T98">wget karelzimmer.nl/</text:span></text:span><text:span text:style-name="User_20_Entry"><text:span text:style-name="T86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61"><text:span text:style-name="User_20_Entry"><text:span text:style-name="T98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56"/>
          </table:table-cell>
        </table:table-row>
        <table:table-row table:style-name="_31_._5f_Installatie_5f_voorbereiden.8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6" draw:name="Vorm 4" draw:style-name="gr1" draw:text-style-name="P6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7" draw:name="Vorm 5" draw:style-name="gr1" draw:text-style-name="P69" svg:width="0.35cm" svg:height="0.35cm" draw:control="control16"/></text:span></text:span></text:p>
          </table:table-cell>
          <table:table-cell table:style-name="_31_._5f_Installatie_5f_voorbereiden.D8" office:value-type="string">
            <text:p text:style-name="P44"><text:span text:style-name="T57">Typ: </text:span><text:span text:style-name="User_20_Entry"><text:span text:style-name="T85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9" office:value-type="string">
            <text:p text:style-name="P45"><text:span text:style-name="T33">Kie</text:span><text:span text:style-name="T37">s</text:span><text:span text:style-name="T33"> </text:span><text:span text:style-name="Strong_20_Emphasis"><text:span text:style-name="T90">1</text:span></text:span><text:span text:style-name="T48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4"><text:bookmark-start text:name="__RefNumPara__4009_1271708128"/><text:span text:style-name="Strong_20_Emphasis"><text:span text:style-name="T123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4"><draw:control text:anchor-type="as-char" draw:z-index="2" draw:name="Vorm9" draw:style-name="gr1" draw:text-style-name="P6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7"><text:span text:style-name="T128">Start de computer op vanaf</text:span><text:span text:style-name="T128"><text:note text:id="ftn2" text:note-class="footnote"><text:note-citation>1</text:note-citation><text:note-body><text:p text:style-name="P51"><text:span text:style-name="T79">B</text:span><text:span text:style-name="T80">ootmenu/</text:span><text:span text:style-name="T79">S</text:span><text:span text:style-name="T80">etup</text:span><text:span text:style-name="T78"> via </text:span><text:span text:style-name="T76">é</text:span><text:span text:style-name="T77">é</text:span><text:span text:style-name="T79">n van de </text:span><text:span text:style-name="T81">Veelgebruikte toetsen: </text:span><text:span text:style-name="T185">Esc</text:span><text:span text:style-name="T184">, </text:span><text:span text:style-name="T185">Delete</text:span><text:span text:style-name="T184">, </text:span><text:span text:style-name="T185">F1</text:span><text:span text:style-name="T184">, </text:span><text:span text:style-name="T185">F2</text:span><text:span text:style-name="T184">, </text:span><text:span text:style-name="T185">F9</text:span><text:span text:style-name="T184">, </text:span><text:span text:style-name="T185">F10</text:span><text:span text:style-name="T184">, </text:span><text:span text:style-name="T185">F11</text:span><text:span text:style-name="T184">, of </text:span><text:span text:style-name="T185">F12</text:span></text:p></text:note-body></text:note></text:span><text:span text:style-name="T128"> </text:span><text:span text:style-name="T131">een </text:span><text:span text:style-name="T116"><text:user-field-get text:name="Distro">Ubuntu</text:user-field-get></text:span><text:span text:style-name="T127"><text:s/></text:span><text:span text:style-name="T117">Server</text:span><text:span text:style-name="T51"> </text:span><text:span text:style-name="T52">Live</text:span><text:span text:style-name="T52"><text:note text:id="ftn3" text:note-class="footnote"><text:note-citation>2</text:note-citation><text:note-body><text:p text:style-name="P52"><text:span text:style-name="T180">Vanaf een </text:span><text:span text:style-name="T200">L</text:span><text:span text:style-name="T180">ive </text:span><text:span text:style-name="T201">USB</text:span><text:span text:style-name="T183">-stick</text:span><text:span text:style-name="T18"> </text:span><text:span text:style-name="T180">kunt u opstarten en </text:span><text:span text:style-name="T16">met </text:span><text:span text:style-name="T132"><text:user-field-get text:name="Distro">Ubuntu</text:user-field-get></text:span><text:span text:style-name="T132"><text:s/></text:span><text:span text:style-name="T180">werken zonder enige bestanden op de harde schijf te wijzigen en maakt ook installatie van </text:span><text:span text:style-name="T132"><text:user-field-get text:name="Distro">Ubuntu</text:user-field-get></text:span><text:span text:style-name="T132"><text:s/></text:span><text:span text:style-name="T180">mogelijk.</text:span></text:p></text:note-body></text:note></text:span><text:span text:style-name="T52"> </text:span><text:span text:style-name="T55">USB</text:span><text:span text:style-name="T53">-stick</text:span><text:span text:style-name="T53"><text:note text:id="ftn4" text:note-class="footnote"><text:note-citation>3</text:note-citation><text:note-body><text:p text:style-name="P46"><text:span text:style-name="T67">Maak een opstartbare USB-stick</text:span><text:span text:style-name="T64">:<text:line-break/></text:span><text:span text:style-name="T59">Download </text:span><text:span text:style-name="T60">een </text:span><text:span text:style-name="Sterk_20_accent_20_voetnoot"><text:span text:style-name="T95"><text:user-field-get text:name="Distro">Ubuntu</text:user-field-get></text:span></text:span><text:span text:style-name="Sterk_20_accent_20_voetnoot"><text:span text:style-name="T95"><text:s/></text:span></text:span><text:span text:style-name="Sterk_20_accent_20_voetnoot"><text:span text:style-name="T96">Server </text:span></text:span><text:span text:style-name="T62">i</text:span><text:span text:style-name="T66">mage</text:span><text:span text:style-name="T62"> </text:span><text:span text:style-name="T61">vanaf </text:span><text:a xlink:type="simple" xlink:href="https://ubuntu.com/" text:style-name="Internet_20_link" text:visited-style-name="Visited_20_Internet_20_Link"><text:span text:style-name="T181">ubuntu.com</text:span></text:a><text:span text:style-name="T61">.</text:span><text:span text:style-name="T63"><text:line-break/>De </text:span><text:span text:style-name="T65">ver</text:span><text:span text:style-name="T63">volgstappen staan beschreven in </text:span><text:span text:style-name="Sterk_20_accent_20_voetnoot"><text:span text:style-name="T97">Linux informatie</text:span></text:span><text:span text:style-name="T63">, te vinden op </text:span><text:a xlink:type="simple" xlink:href="https://karelzimmer.nl/nl" text:style-name="Internet_20_link" text:visited-style-name="Visited_20_Internet_20_Link"><text:span text:style-name="T182">karelzimmer.nl/nl</text:span></text:a><text:span text:style-name="T63">.</text:span></text:p></text:note-body></text:note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3">Try or Install Ubuntu </text:span></text:span><text:span text:style-name="Strong_20_Emphasis"><text:span text:style-name="T94">Server</text:span></text:span><text:span text:style-name="T24"> </text:span><text:span text:style-name="T27">en druk op </text:span><text:span text:style-name="T39">de </text:span><text:span text:style-name="T88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192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69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29">Kies</text:span><text:span text:style-name="T130"> </text:span><text:span text:style-name="Strong_20_Emphasis"><text:span text:style-name="T133">Nederlands</text:span></text:span><text:span text:style-name="T31"> </text:span><text:span text:style-name="T40">en druk op </text:span><text:span text:style-name="T39">de </text:span><text:span text:style-name="T89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69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43">Bij</text:span><text:span text:style-name="T135"> </text:span><text:span text:style-name="Strong_20_Emphasis"><text:span text:style-name="T151">Profile </text:span></text:span><text:span text:style-name="Strong_20_Emphasis"><text:span text:style-name="T152">configuration</text:span></text:span><text:span text:style-name="T153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0">V</text:span><text:span text:style-name="T136">ul </text:span><text:span text:style-name="T137">in </text:span><text:span text:style-name="Strong_20_Emphasis"><text:span text:style-name="T141">Your</text:span></text:span><text:span text:style-name="Strong_20_Emphasis"><text:span text:style-name="T138"> n</text:span></text:span><text:span text:style-name="Strong_20_Emphasis"><text:span text:style-name="T139">a</text:span></text:span><text:span text:style-name="Strong_20_Emphasis"><text:span text:style-name="T141">me</text:span></text:span><text:span text:style-name="T139"> </text:span><text:span text:style-name="T202">&lt;</text:span><text:span text:style-name="T179">g</text:span><text:span text:style-name="T15">ebruiker</text:span><text:span text:style-name="T202">&gt;</text:span><text:span text:style-name="T144">, </text:span><text:span text:style-name="Strong_20_Emphasis"><text:span text:style-name="T155"><text:line-break/></text:span></text:span><text:span text:style-name="Strong_20_Emphasis"><text:span text:style-name="T141">Your server</text:span></text:span><text:span text:style-name="Strong_20_Emphasis"><text:span text:style-name="T146">'</text:span></text:span><text:span text:style-name="Strong_20_Emphasis"><text:span text:style-name="T147">s name</text:span></text:span><text:span text:style-name="T11"> &lt;</text:span><text:span text:style-name="T10">comp</text:span><text:span text:style-name="T11">uternaam&gt;</text:span><text:span text:style-name="T139">,</text:span><text:span text:style-name="Strong_20_Emphasis"><text:span text:style-name="T156"><text:line-break/></text:span></text:span><text:span text:style-name="Strong_20_Emphasis"><text:span text:style-name="T142">Pick a username</text:span></text:span><text:span text:style-name="T139"> &lt;</text:span><text:span text:style-name="T11">gebruikersnaam&gt;</text:span><text:span text:style-name="T139">,</text:span><text:span text:style-name="Strong_20_Emphasis"><text:span text:style-name="T156"><text:line-break/></text:span></text:span><text:span text:style-name="T145">g</text:span><text:span text:style-name="T134">eef tweemaal een </text:span><text:span text:style-name="Strong_20_Emphasis"><text:span text:style-name="T134">wachtwoord</text:span></text:span><text:span text:style-name="T148"> </text:span><text:span text:style-name="T149">en druk op </text:span><text:span text:style-name="T150">de </text:span><text:span text:style-name="T154">Enter</text:span><text:span text:style-name="T148">-toets.</text:span></text:p>
          </table:table-cell>
        </table:table-row>
      </table:table>
      <text:p text:style-name="P23"><text:span text:style-name="Strong_20_Emphasis"><text:span text:style-name="T45"/></text:span></text:p>
      <text:list text:continue-numbering="true" text:style-name="L1">
        <text:list-item>
          <text:p text:style-name="P63"><text:span text:style-name="Strong_20_Emphasis"><text:span text:style-name="T49">Installatie </text:span></text:span><text:span text:style-name="Strong_20_Emphasis"><text:span text:style-name="T50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69" svg:width="0.35cm" svg:height="0.35cm" draw:control="control2"/></text:span></text:p>
          </table:table-cell>
          <table:table-cell table:style-name="_33_._5f_Installatie_5f_afronden.C1" office:value-type="string">
            <text:p text:style-name="P58"><text:span text:style-name="T25">Aanmelden als </text:span><text:span text:style-name="T22">&lt;</text:span><text:span text:style-name="T177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8" draw:name="Vorm4" draw:style-name="gr1" draw:text-style-name="P69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0"><text:span text:style-name="T2">Typ</text:span><text:span text:style-name="T39"> de </text:span><text:span text:style-name="T41">volgende </text:span><text:span text:style-name="T42">twee </text:span><text:span text:style-name="T39">opdrachten</text:span><text:span text:style-name="T31">: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61"><text:span text:style-name="User_20_Entry"><text:span text:style-name="T98">wget karelzimmer.nl/</text:span></text:span><text:span text:style-name="User_20_Entry"><text:span text:style-name="T86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61"><text:span text:style-name="User_20_Entry"><text:span text:style-name="T98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7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9" draw:name="Vorm 7" draw:style-name="gr1" draw:text-style-name="P69" svg:width="0.35cm" svg:height="0.35cm" draw:control="control18"/></text:span></text:span></text:p>
          </table:table-cell>
          <table:table-cell table:style-name="_33_._5f_Installatie_5f_afronden.C8" office:value-type="string">
            <text:p text:style-name="P44"><text:span text:style-name="T57">Typ: </text:span><text:span text:style-name="User_20_Entry"><text:span text:style-name="T85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9" office:value-type="string">
            <text:p text:style-name="P45"><text:span text:style-name="T33">Kie</text:span><text:span text:style-name="T38">s</text:span><text:span text:style-name="T34"> </text:span><text:span text:style-name="Strong_20_Emphasis"><text:span text:style-name="T91">3</text:span></text:span><text:span text:style-name="T47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6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4"><draw:control text:anchor-type="as-char" draw:z-index="4" draw:name="Vorm40_0" draw:style-name="gr1" draw:text-style-name="P69" svg:width="0.35cm" svg:height="0.35cm" draw:control="control3"/></text:span></text:p>
          </table:table-cell>
          <table:table-cell table:style-name="Tabel2.A1" office:value-type="string">
            <text:p text:style-name="P39"><text:span text:style-name="T44"><draw:control text:anchor-type="as-char" draw:z-index="9" draw:name="Vorm40_ 1" draw:style-name="gr1" draw:text-style-name="P69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77">g</text:span><text:span text:style-name="T5">ebruiker</text:span><text:span text:style-name="T22">&gt;</text:span><text:span text:style-name="T35"><text:note text:id="ftn5" text:note-class="footnote"><text:note-citation>1</text:note-citation><text:note-body><text:p text:style-name="P32"><text:span text:style-name="T82">E</text:span><text:span text:style-name="T84">ventuele extra </text:span><text:span text:style-name="T199">gebruiker</text:span><text:span text:style-name="T83">s</text:span><text:span text:style-name="T84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6"><draw:control text:anchor-type="as-char" draw:z-index="20" draw:name="Vorm 8" draw:style-name="gr1" draw:text-style-name="P69" svg:width="0.35cm" svg:height="0.35cm" draw:control="control19"/></text:span></text:p>
          </table:table-cell>
          <table:table-cell table:style-name="Tabel2.A1" office:value-type="string">
            <text:p text:style-name="P41"><text:span text:style-name="T56"><draw:control text:anchor-type="as-char" draw:z-index="21" draw:name="Vorm 9" draw:style-name="gr1" draw:text-style-name="P69" svg:width="0.35cm" svg:height="0.35cm" draw:control="control20"/></text:span></text:p>
          </table:table-cell>
          <table:table-cell table:style-name="Tabel2.D3" office:value-type="string">
            <text:p text:style-name="P44"><text:span text:style-name="T57">Typ: </text:span><text:span text:style-name="User_20_Entry"><text:span text:style-name="T87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2">4</text:span></text:span><text:span text:style-name="T46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59"/>
      <text:p text:style-name="P21"><text:span text:style-name="T101">E</text:span><text:span text:style-name="T102">inde c</text:span><text:span text:style-name="T103">hecklist, </text:span><text:span text:style-name="T104">d</text:span><text:span text:style-name="T103">e installatie van </text:span><text:span text:style-name="T106"><text:user-field-get text:name="Distro">Ubuntu</text:user-field-get></text:span><text:span text:style-name="T105"><text:s/></text:span><text:span text:style-name="T107">Server</text:span><text:span text:style-name="T100"> </text:span><text:span text:style-name="T103">is voltooid.</text:span></text:p>
      <text:p text:style-name="P5"/>
      <text:list text:style-name="L2">
        <text:list-header>
          <text:p text:style-name="P67"><text:span text:style-name="T187">Geschreven door </text:span><text:a xlink:type="simple" xlink:href="mailto:info@karelzimmer.nl?subject=Checklist%20installatie%20Linux" text:style-name="Internet_20_link" text:visited-style-name="Visited_20_Internet_20_Link"><text:span text:style-name="T188">Karel Zimmer</text:span></text:a><text:span text:style-name="T189">.</text:span></text:p>
          <text:p text:style-name="P68"><text:span text:style-name="T191">Licentie </text:span><text:span text:style-name="T189">C</text:span><text:span text:style-name="T190">C0</text:span><text:span text:style-name="T189"> 1.0 </text:span><text:span text:style-name="T18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6"><text:s/></text:span><text:span text:style-name="T18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6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7-21T11:37:45.067189070">21-07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7:44.936327437</dc:date>
    <meta:keyword>Installatie</meta:keyword>
    <meta:keyword>Checklist</meta:keyword>
    <meta:keyword>Linux</meta:keyword>
    <meta:editing-cycles>6922</meta:editing-cycles>
    <meta:editing-duration>P12DT8H59M</meta:editing-duration>
    <dc:creator>Karel Zimmer</dc:creator>
    <meta:document-statistic meta:table-count="4" meta:image-count="2" meta:object-count="0" meta:page-count="4" meta:paragraph-count="65" meta:word-count="315" meta:character-count="2184" meta:non-whitespace-character-count="1904"/>
    <meta:user-defined meta:name="Info 1"/>
    <meta:user-defined meta:name="Info 2"/>
    <meta:user-defined meta:name="Info 3"/>
    <meta:user-defined meta:name="Info 4"/>
  </office:meta>
</office:document-meta>
</file>